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6B70000576E0000439D3EDAEE77.svm"/>
  <manifest:file-entry manifest:media-type="" manifest:full-path="Pictures/2000082500004FB6000040E616E308DE.svm"/>
  <manifest:file-entry manifest:media-type="" manifest:full-path="Pictures/2000070B00005C4300004722CA5E7EF9.svm"/>
  <manifest:file-entry manifest:media-type="" manifest:full-path="Pictures/200006A30000615600003929FD528DFA.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ucida Sans" svg:font-family="'Lucida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5.9729in" table:align="margins"/>
    </style:style>
    <style:style style:name="Table1.A" style:family="table-column">
      <style:table-column-properties style:column-width="1.4896in" style:rel-column-width="16343*"/>
    </style:style>
    <style:style style:name="Table1.B" style:family="table-column">
      <style:table-column-properties style:column-width="4.4833in" style:rel-column-width="4919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729in" table:align="margins"/>
    </style:style>
    <style:style style:name="Table2.A" style:family="table-column">
      <style:table-column-properties style:column-width="1.4896in" style:rel-column-width="16343*"/>
    </style:style>
    <style:style style:name="Table2.B" style:family="table-column">
      <style:table-column-properties style:column-width="4.4833in" style:rel-column-width="4919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style:use-window-font-color="true" style:text-outline="false" style:text-line-through-style="none" style:text-position="0% 100%" style:font-name="Bitstream Vera Sans" fo:font-size="10pt" fo:letter-spacing="normal" fo:language="en" fo:country="GB" fo:font-style="normal" fo:text-shadow="none" style:text-underline-style="none" fo:font-weight="normal" style:text-underline-mode="continuous" style:text-line-through-mode="continuous" style:letter-kerning="true" style:font-name-asian="DejaVu Sans" style:font-size-asian="10.5pt" style:language-asian="zxx" style:country-asian="none" style:font-style-asian="normal" style:font-weight-asian="normal" style:font-name-complex="Times" style:font-size-complex="12pt" style:language-complex="my" style:country-complex="MM" style:font-style-complex="normal" style:font-weight-complex="normal" style:text-emphasize="none" style:text-scale="100%" style:font-relief="non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SI Autotools</text:p>
      <text:p text:style-name="Subtitle">A Writing System Implementation creation system</text:p>
      <text:h text:style-name="Heading_20_1" text:outline-level="1">Introduction</text:h>
      <text:p text:style-name="Text_20_body"><text:span text:style-name="Source_20_Text">wsi-autotools</text:span> is a toolkit to aid in the creation of writing system implementations. It provides a working framework for the creation of fonts, keyboards, conversion mappings, sort orders, etc. While creating components takes considerable effort, very often the packaging for distribution of the results is a standard problem that has to be solved many times. This is where a build framework can help considerably by providing standardised tools for the creation of release packages for various architectures.</text:p>
      <text:p text:style-name="Text_20_body"><text:span text:style-name="Source_20_Text">wsi-autotools</text:span> is such a build framework, designed to reduce much of the drudgery of regression testing, packaging and building of components of writing system implementations.</text:p>
      <text:p text:style-name="Text_20_body">The framework is command line based and makes extensive use of <text:span text:style-name="Source_20_Text">make</text:span>, which is a tool that is designed to manage the process of making files out of other files. Apart from the creation of appropriate configuration files, the framework is run almost entirely using <text:span text:style-name="Source_20_Text">make</text:span> targets.</text:p>
      <text:h text:style-name="Heading_20_2" text:outline-level="2">Dependencies</text:h>
      <text:p text:style-name="Text_20_body"><text:span text:style-name="Source_20_Text">wsi-autotools</text:span> does little of the work on its own. Instead it uses other tools. Here we list the main dependencies that <text:span text:style-name="Source_20_Text">wsi-autotools</text:span> has.</text:p>
      <text:h text:style-name="Heading_20_3" text:outline-level="3">Required</text:h>
      <text:p text:style-name="Text_20_body">The following programs and modules are required.</text:p>
      <table:table table:name="Table1" table:style-name="Table1">
        <table:table-column table:style-name="Table1.A"/>
        <table:table-column table:style-name="Table1.B"/>
        <table:table-row>
          <table:table-cell table:style-name="Table1.A1" office:value-type="string">
            <text:p text:style-name="Table_20_Contents"><text:span text:style-name="Source_20_Text">perl</text:span></text:p>
          </table:table-cell>
          <table:table-cell table:style-name="Table1.B1" office:value-type="string">
            <text:p text:style-name="Table_20_Contents">V5.8 or later is required.</text:p>
          </table:table-cell>
        </table:table-row>
        <table:table-row>
          <table:table-cell table:style-name="Table1.A2" office:value-type="string">
            <text:p text:style-name="Table_20_Contents"><text:span text:style-name="Source_20_Text">make</text:span></text:p>
          </table:table-cell>
          <table:table-cell table:style-name="Table1.B2" office:value-type="string">
            <text:p text:style-name="Table_20_Contents">Gnu make is required. This is a good cross platform version of <text:span text:style-name="Source_20_Text">make</text:span> that behaves consistently on all platforms.</text:p>
          </table:table-cell>
        </table:table-row>
        <table:table-row>
          <table:table-cell table:style-name="Table1.A2" office:value-type="string">
            <text:p text:style-name="Table_20_Contents"><text:span text:style-name="Source_20_Text">Font::TTF::Scripts</text:span></text:p>
          </table:table-cell>
          <table:table-cell table:style-name="Table1.B2" office:value-type="string">
            <text:p text:style-name="Table_20_Contents">In its turn, this perl module is dependent on: <text:span text:style-name="Source_20_Text">Font::TTF</text:span>, <text:span text:style-name="Source_20_Text">Algorithm::Diff</text:span>, <text:span text:style-name="Source_20_Text">Text::PDF</text:span>. This module is only required for font building, but in that context it is not optional.</text:p>
          </table:table-cell>
        </table:table-row>
      </table:table>
      <text:p text:style-name="Text_20_body"/>
      <text:p text:style-name="Text_20_body">Most of the software required to make <text:span text:style-name="Source_20_Text">wsi-autotools</text:span> do its work, comes as part of the <text:span text:style-name="Source_20_Text">wsi-autotools</text:span> installation itself.</text:p>
      <text:h text:style-name="Heading_20_3" text:outline-level="3">Recommended</text:h>
      <text:p text:style-name="Text_20_body">The following programs and software are recommended to enable various facilities within the framework.</text:p>
      <table:table table:name="Table2" table:style-name="Table2">
        <table:table-column table:style-name="Table2.A"/>
        <table:table-column table:style-name="Table2.B"/>
        <table:table-row>
          <table:table-cell table:style-name="Table2.A1" office:value-type="string">
            <text:p text:style-name="Table_20_Contents"><text:span text:style-name="Source_20_Text">XeTeX</text:span></text:p>
          </table:table-cell>
          <table:table-cell table:style-name="Table2.B1" office:value-type="string">
            <text:p text:style-name="Table_20_Contents">Used for creating test PDFs within font projects</text:p>
          </table:table-cell>
        </table:table-row>
        <table:table-row>
          <table:table-cell table:style-name="Table2.A2" office:value-type="string">
            <text:p text:style-name="Table_20_Contents"><text:span text:style-name="Source_20_Text">Fontforge</text:span></text:p>
          </table:table-cell>
          <table:table-cell table:style-name="Table2.B2" office:value-type="string">
            <text:p text:style-name="Table_20_Contents">Font editing, particularly under linux</text:p>
          </table:table-cell>
        </table:table-row>
        <table:table-row>
          <table:table-cell table:style-name="Table2.A2" office:value-type="string">
            <text:p text:style-name="Table_20_Contents"><text:span text:style-name="Source_20_Text">Grcompiler</text:span></text:p>
          </table:table-cell>
          <table:table-cell table:style-name="Table2.B2" office:value-type="string">
            <text:p text:style-name="Table_20_Contents">Graphite compiler for compiling graphite descriptions</text:p>
          </table:table-cell>
        </table:table-row>
        <table:table-row>
          <table:table-cell table:style-name="Table2.A2" office:value-type="string">
            <text:p text:style-name="Table_20_Contents">Inkscape</text:p>
          </table:table-cell>
          <table:table-cell table:style-name="Table2.B2" office:value-type="string">
            <text:p text:style-name="Table_20_Contents">Used to generate automatic keyboard layouts</text:p>
          </table:table-cell>
        </table:table-row>
        <table:table-row>
          <table:table-cell table:style-name="Table2.A2" office:value-type="string">
            <text:p text:style-name="Table_20_Contents"><text:span text:style-name="Source_20_Text">nsis</text:span></text:p>
          </table:table-cell>
          <table:table-cell table:style-name="Table2.B2" office:value-type="string">
            <text:p text:style-name="Table_20_Contents">Creates Windows installers. Currently only used in font projects</text:p>
          </table:table-cell>
        </table:table-row>
        <table:table-row>
          <table:table-cell table:style-name="Table2.A2" office:value-type="string">
            <text:p text:style-name="Table_20_Contents"><text:span text:style-name="Source_20_Text">Graphite-Utilities</text:span></text:p>
          </table:table-cell>
          <table:table-cell table:style-name="Table2.B2" office:value-type="string">
            <text:p text:style-name="Table_20_Contents">Used for creating comparative test renderings between different smart font technologies within font projects</text:p>
          </table:table-cell>
        </table:table-row>
        <table:table-row>
          <table:table-cell table:style-name="Table2.A2" office:value-type="string">
            <text:p text:style-name="Table_20_Contents"><text:span text:style-name="Source_20_Text">Firefox</text:span></text:p>
          </table:table-cell>
          <table:table-cell table:style-name="Table2.B2" office:value-type="string">
            <text:p text:style-name="Table_20_Contents">Displays the results of comparative test renderings</text:p>
          </table:table-cell>
        </table:table-row>
        <table:table-row>
          <table:table-cell table:style-name="Table2.A2" office:value-type="string">
            <text:p text:style-name="Table_20_Contents"><text:span text:style-name="Source_20_Text">Xsltproc</text:span></text:p>
          </table:table-cell>
          <table:table-cell table:style-name="Table2.B2" office:value-type="string">
            <text:p text:style-name="Table_20_Contents">Used to generate comparisons of the test renderings</text:p>
          </table:table-cell>
        </table:table-row>
      </table:table>
      <text:p text:style-name="Standard"/>
      <text:p text:style-name="Standard">If you are working on linux it is possible to get all the necessary and recommended packages installed simply by installing the <text:span text:style-name="Source_20_Text">wsi-autotools</text:span> package.</text:p>
      <text:h text:style-name="Heading_20_2" text:outline-level="2"><text:soft-page-break/>Basic Usage</text:h>
      <text:p text:style-name="Text_20_body">There are two requirements to make use of <text:span text:style-name="Source_20_Text">wsi-autotools</text:span>:</text:p>
      <text:list xml:id="list1148974415" text:style-name="L1">
        <text:list-item>
          <text:p text:style-name="P1">A configuration file containing information about what you are wanting to build</text:p>
        </text:list-item>
        <text:list-item>
          <text:p text:style-name="P1">For <text:span text:style-name="Source_20_Text">wsi-autotools</text:span> to be able to find itself.</text:p>
        </text:list-item>
      </text:list>
      <text:p text:style-name="Text_20_body">In the case of the latter requirement, for the most part, on linux, since <text:span text:style-name="Source_20_Text">wsi-autotools</text:span> is always installed in a standard location, there is no problem. But on Windows, the location is not necessarily so obvious. We can specify key locations and values that are specific to a particular environment in a file: <text:span text:style-name="Source_20_Text">local.cfg</text:span>. This file, which is local to the particular project and machine, should not be kept under version control. To override the default location for <text:span text:style-name="Source_20_Text">wsi-autotools</text:span> or if <text:span text:style-name="Source_20_Text">wsi-autotools</text:span> says it cannot find the templates directory, the information should be put in <text:span text:style-name="Source_20_Text">local.cfg</text:span>, for example:</text:p>
      <text:p text:style-name="Preformatted_20_Text">TEMPLATE_DIR=”C:\Program Files\wsi-autotools\templates”</text:p>
      <text:p text:style-name="Preformatted_20_Text"/>
      <text:p text:style-name="Text_20_body">Notice that the directory ends with <text:span text:style-name="Source_20_Text">templates</text:span> within the <text:span text:style-name="Source_20_Text">wsi-autotools</text:span> package. <text:span text:style-name="Source_20_Text">local.cfg</text:span> gets used for locating other programs.</text:p>
      <text:h text:style-name="Heading_20_3" text:outline-level="3">Running wsi-autotools</text:h>
      <text:p text:style-name="Text_20_body">When <text:span text:style-name="Source_20_Text">wsi-autotools</text:span> is run, it creates files in the working directory based on templates it has. So it creates a <text:span text:style-name="Source_20_Text">Makefile</text:span> and other supporting files that allow for building, packaging and testing the component.</text:p>
      <text:p text:style-name="Text_20_body">Once the basic configuration is set, there is no need to run <text:span text:style-name="Source_20_Text">wsi-autotools</text:span> directly. However, should an error in the configuration file, or some other problem cause the <text:span text:style-name="Source_20_Text">Makefile</text:span> to not load, then it is necessary to rebuild it and the files explicitly. This is done by running the appropriate <text:span text:style-name="Source_20_Text">build</text:span> script (or batch file). Using our example location, we would run:</text:p>
      <text:p text:style-name="Preformatted_20_Text">“C:\Program Files\wsi-autotools\templates\build” <text:span text:style-name="T1">project.cfg</text:span></text:p>
      <text:p text:style-name="Preformatted_20_Text"/>
      <text:p text:style-name="Text_20_body">This is appropriate for a font project. For a keyboard project, the command is <text:span text:style-name="Source_20_Text">buildkbd</text:span>. In addition, the <text:span text:style-name="Source_20_Text">project.cfg</text:span> here is arbitrary and any filename may be used that contains the project configuration information.</text:p>
      <text:p text:style-name="Text_20_body"/>
      <text:h text:style-name="Heading_20_1" text:outline-level="1">Font Development</text:h>
      <text:p text:style-name="Text_20_body">The primary aim of <text:span text:style-name="Source_20_Text">wsi-autools</text:span> with respect to font development is to provide an environment for rapid building, testing and packaging of fonts. While the framework is command line based, it does provide for a very rapid turn around between making a change either in the design of a glyph or in the smart font code, and seeing the impact of that change.</text:p>
      <text:p text:style-name="Text_20_body">This section will take a hypothetical font project and build it from a simple final form Unicode font, through a legacy conversion project through to a full Unicode based development project.</text:p>
      <text:h text:style-name="Heading_20_2" text:outline-level="2">Font Packaging</text:h>
      <text:p text:style-name="Text_20_body">We start with a straightforward packaging project in which we have two font files we want to distribute as one package. The font files are: <text:span text:style-name="Source_20_Text">UnicodeR.ttf</text:span> and <text:span text:style-name="Source_20_Text">UnicodeB.ttf</text:span> containing <text:span text:style-name="Source_20_Text">Unicode Regular</text:span> and <text:span text:style-name="Source_20_Text">Unicode Bold</text:span> respectively. We would like to package these for Windows and for Linux and produce a source package with everything someone else may need to replicate our work.</text:p>
      <text:p text:style-name="Text_20_body">We start by creating a directory: <text:span text:style-name="Source_20_Text">unicode</text:span> in which to work. In here we need to create a <text:span text:style-name="Source_20_Text">project.cfg</text:span> file that controls <text:span text:style-name="Source_20_Text">wsi-autotools</text:span> for us. Into it we type:</text:p>
      <text:p text:style-name="Preformatted_20_Lines">PRODUCT=unicode</text:p>
      <text:p text:style-name="Preformatted_20_Lines">VERSION=1.0</text:p>
      <text:p text:style-name="Preformatted_20_Lines"/>
      <text:p text:style-name="Preformatted_20_Lines">FONTFACES=unicode</text:p>
      <text:p text:style-name="Preformatted_20_Lines">FONTSTYLES=regular bold</text:p>
      <text:p text:style-name="Preformatted_20_Lines"/>
      <text:p text:style-name="Preformatted_20_Lines">DESC_NAME=Unicode</text:p>
      <text:p text:style-name="Preformatted_20_Lines">LICENSE=OFL.txt</text:p>
      <text:p text:style-name="Preformatted_20_Lines"/>
      <text:p text:style-name="Preformatted_20_Lines">unicode_TARGET=UnicodeR.ttf</text:p>
      <text:p text:style-name="Preformatted_20_Lines">unicodebold_TARGET=UnicodeB.ttf</text:p>
      <text:p text:style-name="Preformatted_20_Text"/>
      <text:p text:style-name="Text_20_body">Line 1:<text:tab/>Each project needs a name. This name is used when creating the source distribution.</text:p>
      <text:p text:style-name="Text_20_body">Line 2: We also need a project version number which is used to version the various packages we produce.</text:p>
      <text:p text:style-name="Text_20_body">Line 4-5: A font project contains a set of font files. Each font file has an identifier which we use in a number of places. To save typing, here we use two variables to list the font faces and font styles. In effect, this is the same as having:</text:p>
      <text:p text:style-name="Preformatted_20_Text">FONTS=unicode unicodebold</text:p>
      <text:p text:style-name="Preformatted_20_Text"/>
      <text:p text:style-name="Text_20_body">The list of fonts is made up by appending each <text:span text:style-name="Source_20_Text">FONTSTYLES</text:span> to each <text:span text:style-name="Source_20_Text">FONTFACES</text:span> except that we make <text:span text:style-name="Source_20_Text">regular</text:span> magic and have it effectively ignored. Some people prefer to just set <text:span text:style-name="Source_20_Text">FONTS</text:span>, which is certainly an option.</text:p>
      <text:p text:style-name="Text_20_body">Line 7: This is the project name but with casing and perhaps spaces. It is used to create the installer name for the Windows font installer.</text:p>
      <text:p text:style-name="Text_20_body">Line 8: All fonts need to be licensed and the license is included as part of the packages produced. It is possible to extract the license from the first font listed in <text:span text:style-name="Source_20_Text">FONTS</text:span> if we add a line:</text:p>
      <text:p text:style-name="Preformatted_20_Text">LICENSE_IN_FONT=1</text:p>
      <text:p text:style-name="Preformatted_20_Text"/>
      <text:p text:style-name="Text_20_body">Line 10-11: Here we use the font identifiers we defined earlier. We need to specify the concrete font files that will end up in the packages. To do this, we specify special variables based on the font identifier. The <text:span text:style-name="Source_20_Text">_TARGET</text:span> extension is used to define the final output font for the particular font identifier. We will see other extensions for other purposes later.</text:p>
      <text:p text:style-name="Text_20_body"><text:soft-page-break/>To build this, we clearly also need a font license, so copy in <text:span text:style-name="Source_20_Text">OFL.TXT</text:span> and edit it to take account of the font we are releasing.</text:p>
      <text:p text:style-name="Text_20_body">To build the <text:span text:style-name="Source_20_Text">Makefile</text:span> for the first time we need to run the <text:span text:style-name="Source_20_Text">build</text:span> script in <text:span text:style-name="Source_20_Text">wsi-autotools</text:span>. On Linux, this is part of the package, simply type:</text:p>
      <text:p text:style-name="Preformatted_20_Text">wsi-buildfont project.cfg</text:p>
      <text:p text:style-name="Preformatted_20_Text"/>
      <text:p text:style-name="Text_20_body">On Windows you will need to locate where <text:span text:style-name="Source_20_Text">wsi-autotools</text:span> has been installed and run the <text:span text:style-name="Source_20_Text">build.bat</text:span> in the <text:span text:style-name="Source_20_Text">templates</text:span> directory:</text:p>
      <text:p text:style-name="Preformatted_20_Text">“C:\Program Files\wsi-autotools\templates\build” project.cfg</text:p>
      <text:p text:style-name="Preformatted_20_Text"/>
      <text:p text:style-name="Text_20_body">This will create a number of new files in our system. The main file that holds all this together is <text:span text:style-name="Source_20_Text">Makefile</text:span>. To build the Windows installer, we need to have <text:span text:style-name="Source_20_Text">nsis</text:span> installed and we can simply type:</text:p>
      <text:p text:style-name="Preformatted_20_Text">make exe</text:p>
      <text:p text:style-name="Preformatted_20_Text"/>
      <text:p text:style-name="Text_20_body">This should create a file: <text:span text:style-name="Source_20_Text">Unicode-1.0.exe</text:span>. If there was a problem a file xxx will be created and if you look near the bottom of that file you should find some error message explaining why it didn't build.</text:p>
      <text:p text:style-name="Preformatted_20_Text">make dist</text:p>
      <text:p text:style-name="Preformatted_20_Text"/>
      <text:p text:style-name="Text_20_body">This will create a file <text:span text:style-name="Source_20_Text">unicode-1.0.tar.gz </text:span>containing everything needed to build this project.</text:p>
      <text:h text:style-name="Heading_20_2" text:outline-level="2">Simple Font Modification</text:h>
      <text:p text:style-name="Text_20_body">In this step we add some simple processing to the font to set an internal font version and change the internal font name. To do this we need to extend the model from simply a single output font, to a source font and target font (hence the <text:span text:style-name="Source_20_Text">_TARGET</text:span> extension). To do this we add the lines:</text:p>
      <text:p text:style-name="Preformatted_20_Lines">unicode_SRC=font-source/UnicodeR.ttf</text:p>
      <text:p text:style-name="Preformatted_20_Lines">unicodebold_SRC=font-source/UnicodeB.ttf</text:p>
      <text:p text:style-name="Preformatted_20_Lines"/>
      <text:p text:style-name="Text_20_body">These lines say where the source fonts for each font identifier are. And the build system will add rules to the <text:span text:style-name="Source_20_Text">Makefile</text:span> to copy the <text:span text:style-name="Source_20_Text">_SRC</text:span> font to the <text:span text:style-name="Source_20_Text">_TARGET</text:span> font.</text:p>
      <text:p text:style-name="Text_20_body">We need to create a directory <text:span text:style-name="Source_20_Text">font-source</text:span> and copy the fonts into it:</text:p>
      <text:p text:style-name="Preformatted_20_Text">mkdir font-source</text:p>
      <text:p text:style-name="Preformatted_20_Text">copy UnicodeR.ttf font-source</text:p>
      <text:p text:style-name="Preformatted_20_Text">copy UnicodeB.ttf font-source</text:p>
      <text:p text:style-name="Preformatted_20_Text"/>
      <text:p text:style-name="Text_20_body">In addition we need to describe what processing we want to do on the fonts as they are copied:</text:p>
      <text:p text:style-name="Preformatted_20_Lines">BUILD_TARGET=&lt;&lt;EOT</text:p>
      <text:p text:style-name="Preformatted_20_Lines">ttfsetver $(VERSION) $&lt; temp.ttf</text:p>
      <text:p text:style-name="Preformatted_20_Lines">ttfname -n “$(FONTNAME)” temp.ttf $@</text:p>
      <text:p text:style-name="Preformatted_20_Lines">$(RM) temp.ttf</text:p>
      <text:p text:style-name="Preformatted_20_Lines">EOT</text:p>
      <text:p text:style-name="Preformatted_20_Lines"/>
      <text:p text:style-name="Preformatted_20_Lines">FONTNAME=My Unicode</text:p>
      <text:p text:style-name="Preformatted_20_Lines"/>
      <text:p text:style-name="Text_20_body">Line 15: This introduces the concept of a multiline definition. What the line says is: take everything up until the line consisting of <text:span text:style-name="Source_20_Text">EOT</text:span>, including newlines, and store it as <text:span text:style-name="Source_20_Text">BUILD_TARGET</text:span>. This is the same as a <text:span text:style-name="Source_20_Text">hereis</text:span> string in some programming languages.</text:p>
      <text:p text:style-name="Text_20_body">Line 16-17: This <text:span text:style-name="Source_20_Text">BUILD_TARGET</text:span> is a set of commands to be run to convert a <text:span text:style-name="Source_20_Text">_SRC</text:span> font to a <text:span text:style-name="Source_20_Text">_TARGET</text:span> font. The input filename (the <text:span text:style-name="Source_20_Text">_SRC</text:span> font) is in <text:span text:style-name="Source_20_Text">$&lt;</text:span><text:note text:id="ftn1" text:note-class="footnote"><text:note-citation>1</text:note-citation><text:note-body><text:p text:style-name="Footnote">That is <text:span text:style-name="Source_20_Text">$&lt;</text:span> expands to be the input filename.</text:p></text:note-body></text:note> and the output filename is <text:span text:style-name="Source_20_Text">$@</text:span>. So <text:soft-page-break/>this sequence of commands first copies the <text:span text:style-name="Source_20_Text">_SRC</text:span> font, setting the version number as it goes, into a temporary font file. It then copies the temporary file to the <text:span text:style-name="Source_20_Text">_TARGET</text:span> font, changing the internal name to be whatever is in the <text:span text:style-name="Source_20_Text">FONTNAME</text:span> variable. Finally it deletes the temporary font file.</text:p>
      <text:p text:style-name="Text_20_body">The use of <text:span text:style-name="Source_20_Text">$(VERSION)</text:span> and <text:span text:style-name="Source_20_Text">$(FONTNAME)</text:span> here show how variables are referenced, by enclosing them in <text:span text:style-name="Source_20_Text">$()</text:span>.</text:p>
      <text:p text:style-name="Text_20_body">Line 18: The <text:span text:style-name="Source_20_Text">RM</text:span> variable is used to give the command for the delete so that it can be replaced with the operating system specific appropriate command to do a delete.</text:p>
      <text:p text:style-name="Text_20_body">Line 19: Notice that the end string marker needs to be at the start of a line on its own.</text:p>
      <text:p text:style-name="Text_20_body">Line 21: Finally we set the font name. Normally we would do this earlier in the file because it more naturally fits with the general information about the font. What having it at the end shows is that variables are not resolved until as late as possible. Thus a variable does not have to be defined before it is referenced.</text:p>
      <text:p text:style-name="Text_20_body">Notice also that the name of the variable can be anything so long as it is consistent between its definition and use.</text:p>
      <text:p text:style-name="Text_20_body">Now when we type <text:span text:style-name="Source_20_Text">make</text:span> the system will generate the target fonts from the source fonts.</text:p>
      <text:h text:style-name="Heading_20_2" text:outline-level="2">Legacy Conversion</text:h>
      <text:p text:style-name="Text_20_body">Very often, though, the unicode font needs to be generated from something else. In this case we will convert it dynamically from a legacy encoded font to the truly unicode encoding using <text:span text:style-name="Source_20_Text">ttfbuilder</text:span>. To do this we set some more variables to tell the system to add rules that will convert from a legacy font to a unicode font.</text:p>
      <text:p text:style-name="Preformatted_20_Lines">unicode_LEG=font-source/LegacyR.ttf</text:p>
      <text:p text:style-name="Preformatted_20_Lines">unicodebold_LEG=font-source/LegacyB.ttf</text:p>
      <text:p text:style-name="Preformatted_20_Lines">MASTER_XML=font-source/legacy_unicode.xml</text:p>
      <text:p text:style-name="Preformatted_20_Lines"/>
      <text:p text:style-name="Text_20_body">Line 23-24: These list the corresponding legacy source fonts for each font identifier, which will ultimately end up as the <text:span text:style-name="Source_20_Text">_TARGET</text:span> fonts.</text:p>
      <text:p text:style-name="Text_20_body">Line 25: This is the XML file that will be used to configure <text:span text:style-name="Source_20_Text">ttfbuilder</text:span> and do the conversion.</text:p>
      <text:p text:style-name="Text_20_body">In addition the variable <text:span text:style-name="Source_20_Text">TTFBUILDER_PARAMS</text:span> can be used to parse arbitrary parameters to ttfbuilder.</text:p>
      <text:h text:style-name="Heading_20_3" text:outline-level="3">FONTVARS</text:h>
      <text:p text:style-name="Text_20_body">At this point we can take the option to simplify our configuration. This is particularly true if there is more than just two fonts in our package. Are there ways we can save typing the same sort of information multiple times? What if our <text:span text:style-name="Source_20_Text">_TARGET</text:span> and <text:span text:style-name="Source_20_Text">_SRC</text:span> fonts were given the same filenames as their font identifiers?</text:p>
      <text:p text:style-name="Text_20_body">One approach that is taken is to use the font identifier itself in the name. Thus we could say:</text:p>
      <text:p text:style-name="Preformatted_20_Text">unicode_SRC=font-source/unicode.ttf</text:p>
      <text:p text:style-name="Preformatted_20_Text"/>
      <text:p text:style-name="Text_20_body">We could therefore simplify some of our font identifier based variable definitions using a special <text:span text:style-name="Source_20_Text">FONTVARS</text:span> variable:</text:p>
      <text:p text:style-name="Preformatted_20_Text">FONTVARS=&lt;&lt;EOT</text:p>
      <text:p text:style-name="Preformatted_20_Text">$(v)_SRC=font-source/$(v).ttf</text:p>
      <text:p text:style-name="Preformatted_20_Text">$(v)_TARGET=$(v).ttf</text:p>
      <text:p text:style-name="Preformatted_20_Text">EOT</text:p>
      <text:p text:style-name="Preformatted_20_Text"/>
      <text:p text:style-name="Text_20_body">How does this work? The <text:span text:style-name="Source_20_Text">wsi-autotools</text:span> in effect 'executes' the <text:span text:style-name="Source_20_Text">FONTVARS</text:span> variable for each font identifier. It passes the font identifier as <text:span text:style-name="Source_20_Text">$(v)</text:span> and so it can be used as part of creating new variables.</text:p>
      <text:p text:style-name="Text_20_body"><text:soft-page-break/>Consider the case where <text:span text:style-name="Source_20_Text">$(v)</text:span> is set to <text:span text:style-name="Source_20_Text">unicodebold</text:span>, <text:span text:style-name="Source_20_Text">FONTVARS</text:span> will expand to:</text:p>
      <text:p text:style-name="Preformatted_20_Text">unicodebold_SRC=font-source/unicodebold.ttf</text:p>
      <text:p text:style-name="Preformatted_20_Text">unicodebold_TARGET=unicodebold.ttf</text:p>
      <text:p text:style-name="Preformatted_20_Text"/>
      <text:p text:style-name="Text_20_body">and then these lines are executed to assign the values to the variables. This is then repeated with <text:span text:style-name="Source_20_Text">$(v)</text:span> set to <text:span text:style-name="Source_20_Text">unicode</text:span>. (Well actually it's the other way around with <text:span text:style-name="Source_20_Text">$(v)</text:span> being set to <text:span text:style-name="Source_20_Text">unicode</text:span> first).</text:p>
      <text:p text:style-name="Text_20_body">We will be using this technique more in the later sections.</text:p>
      <text:p text:style-name="Text_20_body">At this point there are different approaches to implementing a font project that can be taken. One approach is to use FontForge. Another is to use Microsoft's VOLT to add OpenType smarts to a font. In addition there is the whole question of Graphite and how to integrate that into the build process. The following sections do not build on each other and can be read independently of each other.</text:p>
      <text:h text:style-name="Heading_20_2" text:outline-level="2">FontForge based projects</text:h>
      <text:p text:style-name="Text_20_body">The basic approach used for FontForge based projects is that as much information as possible is shared from a 'master' font to all the other fonts, while conserving the uniqueness of each individual font. Specifically, lookup information is shared from the master font while everything else comes from the individual font. There is a tool <text:span text:style-name="Source_20_Text">sfdmeld</text:span> which is part of <text:span text:style-name="Source_20_Text">Font::TTF::Scripts</text:span> that does the heavy lifting on this.</text:p>
      <text:p text:style-name="Text_20_body">To help in understanding how this fits together in <text:span text:style-name="Source_20_Text">wsi-autotools</text:span>, there is an overview diagram:</text:p>
      <text:p text:style-name="Text_20_body"><draw:frame draw:style-name="fr1" draw:name="graphics1" text:anchor-type="paragraph" svg:x="0.0118in" svg:y="0.102in" svg:width="5.9728in" svg:height="4.5953in" draw:z-index="0"><draw:image xlink:href="Pictures/2000070B00005C4300004722CA5E7EF9.svm" xlink:type="simple" xlink:show="embed" xlink:actuate="onLoad"/></draw:frame></text:p>
      <text:p text:style-name="Text_20_body">This engineering diagram gives an overview on what happens when you type <text:span text:style-name="Source_20_Text">make</text:span> in a system set up to be based on FontForge.</text:p>
      <text:p text:style-name="Text_20_body">If there is a <text:span text:style-name="Source_20_Text">_LEG</text:span> extension variable for a font identifier, and <text:span text:style-name="Source_20_Text">MASTER_XML</text:span> is set, then the <text:soft-page-break/>compulsory variable <text:span text:style-name="Source_20_Text">_SFD</text:span> is created by running <text:span text:style-name="Source_20_Text">ttfbuilder</text:span> as in the previous section. If there is no <text:span text:style-name="Source_20_Text">_LEG</text:span> variable set, then the system will assume that the <text:span text:style-name="Source_20_Text">_SFD</text:span> file must already exist and will complain if it is not. The other commands listed in the same box as the <text:span text:style-name="Source_20_Text">ttfbuilder</text:span> are the <text:span text:style-name="Source_20_Text">fontforge</text:span> command used to convert a <text:span text:style-name="Source_20_Text">TTF</text:span> file into <text:span text:style-name="Source_20_Text">SFD</text:span>, and various macros of the form <text:span text:style-name="Source_20_Text">$(</text:span><text:span text:style-name="T1">something</text:span><text:span text:style-name="Source_20_Text">_INSERT)</text:span>. If a variable of the given name is defined in the configuration file, then that sequence of commands will be executed at this point. Each different insertion sets various private values in the variables <text:span text:style-name="Source_20_Text">$(1)</text:span>, <text:span text:style-name="Source_20_Text">$(2)</text:span>, etc. which the insertion can use. The precise meaning of the values in <text:span text:style-name="Source_20_Text">$(1)</text:span>, etc. are specific to each insertion and described later.</text:p>
      <text:p text:style-name="Text_20_body">At this point in execution, we have a <text:span text:style-name="Source_20_Text">_SFD</text:span> file that we can edit using FontForge. The file is in Unicode (whether or not it was generated by <text:span text:style-name="Source_20_Text">ttfbuilder</text:span>).</text:p>
      <text:p text:style-name="Text_20_body">What happens when this file is built into a target font?</text:p>
      <text:p text:style-name="Text_20_body">First the lookups from the <text:span text:style-name="Source_20_Text">sfd</text:span> file which is referenced in the <text:span text:style-name="Source_20_Text">MASTER_SFD</text:span> variable, are pulled into the font. This includes any attachment points. What attachment points a particular glyph has comes from the <text:span text:style-name="Source_20_Text">MASTER_SFD</text:span> font, but their locations are specified in the particular font itself. If no position is already specified, then the position in the <text:span text:style-name="Source_20_Text">MASTER_SFD</text:span> font is used.</text:p>
      <text:p text:style-name="Text_20_body">This information ends up in the <text:span text:style-name="Source_20_Text">_SFD</text:span> file itself and can be seen when the font is opened in FontForge.</text:p>
      <text:p text:style-name="Text_20_body">From here the font is generated into a <text:span text:style-name="Source_20_Text">TTF</text:span> font and that is stored as the <text:span text:style-name="Source_20_Text">_SRC</text:span> font. From there, the familiar <text:span text:style-name="Source_20_Text">BUILD_TARGET</text:span> is executed and the <text:span text:style-name="Source_20_Text">_TARGET</text:span> font is created.</text:p>
      <text:p text:style-name="Text_20_body">In addition, in order to keep the <text:span text:style-name="Source_20_Text">MASTER_SFD</text:span> font up to date with regard to what glyphs are in the font, changes to the <text:span text:style-name="Source_20_Text">MASTER_XML</text:span> file, etc. a particular font is identified as being the source for the <text:span text:style-name="Source_20_Text">MASTER_SFD</text:span> font. This source font is identified by the <text:span text:style-name="Source_20_Text">MASTER_SFD_SRC</text:span> variable.</text:p>
      <text:p text:style-name="Text_20_body">The command: <text:span text:style-name="Source_20_Text">make master</text:span> simply copies the <text:span text:style-name="Source_20_Text">MASTER_SFD_SRC</text:span> font file over the <text:span text:style-name="Source_20_Text">MASTER_SFD</text:span> font. The effect of this model is that while developing the font, an engineer will work almost entirely in the <text:span text:style-name="Source_20_Text">MASTER_SFD_SRC</text:span> font and use <text:span text:style-name="Source_20_Text">make master</text:span> to copy over the font into <text:span text:style-name="Source_20_Text">MASTER_SFD</text:span> and therefore the lookups into the other fonts.</text:p>
      <text:h text:style-name="Heading_20_3" text:outline-level="3">Example Configuration</text:h>
      <text:p text:style-name="Text_20_body">Using our example we might have a configuration file of:</text:p>
      <text:p text:style-name="Preformatted_20_Text">PRODUCT=unicode_sfd</text:p>
      <text:p text:style-name="Preformatted_20_Text">VERSION=1.0</text:p>
      <text:p text:style-name="Preformatted_20_Text"/>
      <text:p text:style-name="Preformatted_20_Text">FONTS=unicode unicodebold</text:p>
      <text:p text:style-name="Preformatted_20_Text">DESC_NAME=Unicode_SFD</text:p>
      <text:p text:style-name="Preformatted_20_Text">LICENSE=OFL.txt</text:p>
      <text:p text:style-name="Preformatted_20_Text"/>
      <text:p text:style-name="Preformatted_20_Text">FONTNAME=SFD Unicode</text:p>
      <text:p text:style-name="Preformatted_20_Text"/>
      <text:p text:style-name="Preformatted_20_Text">FONTVARS=&lt;&lt;EOT</text:p>
      <text:p text:style-name="Preformatted_20_Text">$(v)_SRC=font-source/$(v).ttf</text:p>
      <text:p text:style-name="Preformatted_20_Text">$(v)_TARGET=$(v).ttf</text:p>
      <text:p text:style-name="Preformatted_20_Text">$(v)_SFD=font-source/$(v).sfd</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
      <text:p text:style-name="Preformatted_20_Text">MASTER_XML=font-source/legacy_unicode.xml</text:p>
      <text:p text:style-name="Preformatted_20_Text">MASTER_SFD=font-source/master_src.sfd</text:p>
      <text:p text:style-name="Preformatted_20_Text">MASTER_SFD_SRC=$(unicode_SFD)</text:p>
      <text:p text:style-name="Preformatted_20_Text"/>
      <text:p text:style-name="Preformatted_20_Text">BUILD_TARGET=&lt;&lt;EOT</text:p>
      <text:p text:style-name="Preformatted_20_Text">ttfsetver $(VERSION) $&lt; temp.ttf</text:p>
      <text:p text:style-name="Preformatted_20_Text"><text:soft-page-break/>ttfname -n “$(FONTNAME)” temp.ttf $@</text:p>
      <text:p text:style-name="Preformatted_20_Text">$(RM) temp.ttf</text:p>
      <text:p text:style-name="Preformatted_20_Text">EOT</text:p>
      <text:p text:style-name="Preformatted_20_Text"/>
      <text:h text:style-name="Heading_20_2" text:outline-level="2">VOLT Based OpenType</text:h>
      <text:p text:style-name="Text_20_body">VOLT projects are similar in how they are structured. There are a number of extensions associated with each font that are used to control font building. This diagram shows how they relate.</text:p>
      <text:p text:style-name="Text_20_body"><draw:frame draw:style-name="fr2" draw:name="graphics2" text:anchor-type="paragraph" svg:width="5.9728in" svg:height="3.7154in" draw:z-index="1"><draw:image xlink:href="Pictures/200006A30000615600003929FD528DFA.svm" xlink:type="simple" xlink:show="embed" xlink:actuate="onLoad"/></draw:frame></text:p>
      <text:p text:style-name="Text_20_body">Starting at the top of the diagram, we can generate the <text:span text:style-name="Source_20_Text">_SRC</text:span> font from a legacy font. Alternatively it can be created from a font editor like Fontlab. In addition to creating the <text:span text:style-name="Source_20_Text">_SRC</text:span> font, <text:span text:style-name="Source_20_Text">ttfbuilder</text:span> also creates an <text:span text:style-name="Source_20_Text">_AP</text:span> file. This is an XML file containing attachment point information, such as anchor positions in Fontlab. In the case of using Fontlab to create the font, the dotted line showing how the <text:span text:style-name="Source_20_Text">_AP</text:span> file is created from the <text:span text:style-name="Source_20_Text">_SRC</text:span> font, indicates that Fontlab also needs to create the <text:span text:style-name="Source_20_Text">_AP</text:span> XML file. In the case of using <text:span text:style-name="Source_20_Text">ttfbuilder</text:span>, the <text:span text:style-name="Source_20_Text">_AP</text:span> file will have no attachment point information in it, unless put there in the <text:span text:style-name="Source_20_Text">MASTER_XML</text:span> file.</text:p>
      <text:p text:style-name="Text_20_body">From a unicode font and attachment point database, the next step is to create a font specific VOLT source file. It is possible to add class information to the <text:span text:style-name="Source_20_Text">_AP</text:span> file, using a program called <text:span text:style-name="Source_20_Text">add_classes</text:span>. If the <text:span text:style-name="Source_20_Text">CLASSES_FILE</text:span> variable is set, then the class information in it will be added to the <text:span text:style-name="Source_20_Text">_AP</text:span> file (without changing the file itself), as it is fed to <text:span text:style-name="Source_20_Text">make_volt</text:span>.</text:p>
      <text:p text:style-name="Text_20_body"><text:span text:style-name="Source_20_Text">make_volt</text:span> is a program that takes a font (<text:span text:style-name="Source_20_Text">_SRC</text:span> file) and an attachment point database, including class information and creates VOLT source code. It automatically creates various classes and lookups that are designed to help the font engineer as they edit the VOLT. Precise control over the command line options to <text:span text:style-name="Source_20_Text">make_volt</text:span> can be set in <text:span text:style-name="Source_20_Text">MAKE_VOLT_PARAMS</text:span>. In addition, <text:span text:style-name="Source_20_Text">make_volt</text:span> can merge in VOLT from another source that is based on a similar font. This input file is a per font extension: <text:span text:style-name="Source_20_Text">_VTP_SRC</text:span>. This allows great flexibility in work flows. Two such flows are: working with a central master <text:span text:style-name="Source_20_Text">VTP</text:span> file. In this work flow, all the additional lookups, language, script and feature information, is edited in a single file which is merged with the attachment point information and classes from the specific font. Another work flow is to make the <text:span text:style-name="Source_20_Text">_VTP_SRC</text:span> be the same as the <text:span text:style-name="Source_20_Text">_VTP</text:span> file. Thus all edits to a specific font are kept across iterations of changes to the <text:span text:style-name="Source_20_Text">_SRC</text:span> font. This is particularly useful if VOLT is used to add specific positioning information such as single or <text:soft-page-break/>pair adjustments. Although, with care, the centralised model can even be used for situations such as this, but that requires a more complex tailoring of the build system.</text:p>
      <text:p text:style-name="Text_20_body">Since the <text:span text:style-name="Source_20_Text">_VTP</text:span> file is recreated every time the <text:span text:style-name="Source_20_Text">_SRC</text:span> font is edited. It is not advisable to edit this file, but instead to work with the <text:span text:style-name="Source_20_Text">_VTP_SRC</text:span> file. When using VOLT, the <text:span text:style-name="Source_20_Text">_SRC</text:span> font is opened and the <text:span text:style-name="Source_20_Text">_VTP</text:span> file (yes this file because it contains everything we know) is loaded as a project. After editing, the project should be saved as the <text:span text:style-name="Source_20_Text">_VTP_SRC</text:span> file.</text:p>
      <text:p text:style-name="Text_20_body">The build continues and a command line VOLT compiler is used to create the final OpenType tables in the font by merging the <text:span text:style-name="Source_20_Text">_VTP</text:span> information (don't worry <text:span text:style-name="Source_20_Text">wsi-autotools</text:span> does the right thing in updating the <text:span text:style-name="Source_20_Text">_VTP</text:span> based on the <text:span text:style-name="Source_20_Text">_VTP_SRC</text:span> if necessary) and the <text:span text:style-name="Source_20_Text">_SRC</text:span> font. The <text:span text:style-name="Source_20_Text">VOLT_PARAMS</text:span> variable can be used to further configure <text:span text:style-name="Source_20_Text">volt2ttf</text:span>.</text:p>
      <text:h text:style-name="Heading_20_3" text:outline-level="3">Example Configuration</text:h>
      <text:p text:style-name="Text_20_body">How might this look as a configuration file?</text:p>
      <text:p text:style-name="Preformatted_20_Text">PRODUCT=unicode_volt</text:p>
      <text:p text:style-name="Preformatted_20_Text">VERSION=1.0</text:p>
      <text:p text:style-name="Preformatted_20_Text"/>
      <text:p text:style-name="Preformatted_20_Text">FONTS=unicode unicodebold</text:p>
      <text:p text:style-name="Preformatted_20_Text">DESC_NAME=Unicode_VOLT</text:p>
      <text:p text:style-name="Preformatted_20_Text">LICENSE=OFL.txt</text:p>
      <text:p text:style-name="Preformatted_20_Text"/>
      <text:p text:style-name="Preformatted_20_Text">FONTNAME=Volt Unicode</text:p>
      <text:p text:style-name="Preformatted_20_Text"/>
      <text:p text:style-name="Preformatted_20_Text">FONTVARS=&lt;&lt;EOT</text:p>
      <text:p text:style-name="Preformatted_20_Text">$(v)_SRC=font-source/$(v).ttf</text:p>
      <text:p text:style-name="Preformatted_20_Text">$(v)_TARGET=$(v).ttf</text:p>
      <text:p text:style-name="Preformatted_20_Text">$(v)_AP=font-source/$(v).xml</text:p>
      <text:p text:style-name="Preformatted_20_Text">$(v)_VTP=font-source/$(v).vtp</text:p>
      <text:p text:style-name="Preformatted_20_Text">$(v)_VTP_SRC=font-source/master.vtp</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CLASSES_FILE=font-source/unicode_classes.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p text:style-name="Text_20_body">More information is given on the <text:span text:style-name="Source_20_Text">CLASSES_FILE</text:span> in a later section.</text:p>
      <text:p text:style-name="Text_20_body">There is nothing to stop this configuration and the one in the previous section being merged. In such a case, the font will come from the <text:span text:style-name="Source_20_Text">SFD</text:span> build process, but the OpenType code will come from the VOLT build process.</text:p>
      <text:h text:style-name="Heading_20_2" text:outline-level="2">Adding Graphite</text:h>
      <text:p text:style-name="Text_20_body">Adding Graphite support to a font, at least for the build process, is similar to what is done for VOLT. Again there are special variables that we set to control the build process. This diagram shows how the Graphite processing is done during the build.</text:p>
      <text:p text:style-name="Text_20_body"><draw:frame draw:style-name="fr3" draw:name="graphics3" text:anchor-type="paragraph" svg:width="5.9728in" svg:height="3.8854in" draw:z-index="2"><draw:image xlink:href="Pictures/200006B70000576E0000439D3EDAEE77.svm" xlink:type="simple" xlink:show="embed" xlink:actuate="onLoad"/></draw:frame><text:soft-page-break/></text:p>
      <text:p text:style-name="Text_20_body">As for the VOLT example, the <text:span text:style-name="Source_20_Text">_SRC</text:span> font can come from a legacy font, via <text:span text:style-name="Source_20_Text">ttfbuilder</text:span> or from a font editor such as Fontlab. It can even come from FontForge, and the whole <text:span text:style-name="Source_20_Text">SFD</text:span> based processing model can be used (also with the VOLT OpenType model).</text:p>
      <text:p text:style-name="Text_20_body">Again, additional class information may be added using <text:span text:style-name="Source_20_Text">add_classes</text:span>. This is the same <text:span text:style-name="Source_20_Text">CLASSES_FILE</text:span> that is used when creating VOLT code.</text:p>
      <text:p text:style-name="Text_20_body"><text:span text:style-name="Source_20_Text">make_gdl</text:span> does a similar job to <text:span text:style-name="Source_20_Text">make_volt</text:span> although there is no way to feed back previous changes to the resulting file. This is because the GDL development model allows for a clear separation between font specific information, such as the what attachment points a glyph has and where they are, what glyphs are in each context class, etc. and font independent code such as the specific substitution rules that bring the classes together. This shared GDL code is found in the <text:span text:style-name="Source_20_Text">_GDL_SHARED</text:span> font variable. It can be different for different fonts, but it rarely is. Although, with the use of <text:span text:style-name="Source_20_Text">#include</text:span> it is possible to set up very sophisticated code sharing models using this approach. There is a <text:span text:style-name="Source_20_Text">MAKE_GDL_PARAMS</text:span> variable that allows for greater control over the <text:span text:style-name="Source_20_Text">make_gdl</text:span> process.</text:p>
      <text:p text:style-name="Text_20_body">The compilation process brings together the font specific GDL and the shared GDL (by having the font specific GDL include the shared GDL at its end). Further control of <text:span text:style-name="Source_20_Text">grcompiler</text:span> is possible through the <text:span text:style-name="Source_20_Text">GRCOMPILER_PARAMS</text:span> variable. For example warning controls may be useful.</text:p>
      <text:h text:style-name="Heading_20_3" text:outline-level="3">Example Configuration</text:h>
      <text:p text:style-name="Text_20_body">This example is for a pure Graphite build process. But it is common for a Graphite based process to be integrated with either or both of the previously described processes for FontForge and VOLT.</text:p>
      <text:p text:style-name="Preformatted_20_Text">PRODUCT=unicode_gr</text:p>
      <text:p text:style-name="Preformatted_20_Text">VERSION=1.0</text:p>
      <text:p text:style-name="Preformatted_20_Text"/>
      <text:p text:style-name="Preformatted_20_Text">FONTS=unicode unicodebold</text:p>
      <text:p text:style-name="Preformatted_20_Text">DESC_NAME=Unicode_Graphite</text:p>
      <text:p text:style-name="Preformatted_20_Text">LICENSE=OFL.txt</text:p>
      <text:p text:style-name="Preformatted_20_Text"/>
      <text:p text:style-name="Preformatted_20_Text">FONTNAME=Graphite Unicode</text:p>
      <text:p text:style-name="Preformatted_20_Text"/>
      <text:p text:style-name="Preformatted_20_Text"><text:soft-page-break/>FONTVARS=&lt;&lt;EOT</text:p>
      <text:p text:style-name="Preformatted_20_Text">$(v)_SRC=font-source/$(v).ttf</text:p>
      <text:p text:style-name="Preformatted_20_Text">$(v)_TARGET=$(v).ttf</text:p>
      <text:p text:style-name="Preformatted_20_Text">$(v)_AP=font-source/$(v).xml</text:p>
      <text:p text:style-name="Preformatted_20_Text">$(v)_GDL=$(v).gdl</text:p>
      <text:p text:style-name="Preformatted_20_Text">$(v)_GDL_SHARED=font-source/master.gdl</text:p>
      <text:p text:style-name="Preformatted_20_Text">$(v)_GDL_ERROR=$(v)_error.log</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CLASSES_FILE=font-source/unicode_classes.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p text:style-name="Text_20_body">Notice that the <text:span text:style-name="Source_20_Text">$(v)_GDL</text:span> must refer to a file in the top level directory since it simply includes the <text:span text:style-name="Source_20_Text">$(v)_GDL_SHARED</text:span> and this file needs to be relative to the top level directory so that the build system can find it.</text:p>
      <text:h text:style-name="Heading_20_2" text:outline-level="2">Classes File</text:h>
      <text:p text:style-name="Text_20_body">One of the aims in developing <text:span text:style-name="Source_20_Text">wsi-autotools</text:span> has been to share as much as possible between font projects. One area where this happens is with classes. A class is simply a list of glyphs and may be used for a number of purposes. The <text:span text:style-name="Source_20_Text">make_volt</text:span> and <text:span text:style-name="Source_20_Text">make_gdl</text:span> make a number of inherent classes. For example, a class is made for each attachment point containing all the glyphs with that attachment point. There are times, though, when a developer would like to create a class of an arbitrary list of glyphs. These are typically used for contexts in smart font code: a class of all consonants; or a class of all glyphs corresponding to Unicode characters with a particular diacritic combining class.</text:p>
      <text:p text:style-name="Text_20_body">The Font utilities have a tool called <text:span text:style-name="Source_20_Text">add_classes</text:span> which takes an XML description file and adds class information to an attachment point database, from where it is then converted into VOLT or GDL by <text:span text:style-name="Source_20_Text">make_volt</text:span> and <text:span text:style-name="Source_20_Text">make_gdl</text:span>. The advantage of this approach over just defining classes in VOLT or GDL, is that <text:span text:style-name="Source_20_Text">add_classes</text:span> is very forgiving if a requested glyph is absent. If there is no such glyph in a font, then the resulting class just doesn't have that glyph in it. This makes <text:span text:style-name="Source_20_Text">add_classes</text:span> resilient across different fonts that may have slightly different glyph sets.</text:p>
      <text:p text:style-name="Text_20_body">The way to add <text:span text:style-name="Source_20_Text">add_classes</text:span> to the processing models we have examined, is to add a reference to the configuration file in the variable <text:span text:style-name="Source_20_Text">CLASSES_FILE</text:span>. When <text:span text:style-name="Source_20_Text">wsi-autotools</text:span> sees such a definition, it automatically will insert actions to run <text:span text:style-name="Source_20_Text">add_classes</text:span> just before running either of <text:span text:style-name="Source_20_Text">make_volt</text:span> or <text:span text:style-name="Source_20_Text">make_gdl</text:span>. </text:p>
      <text:h text:style-name="Heading_20_2" text:outline-level="2">Adding Tests</text:h>
      <text:p text:style-name="Text_20_body">From font building, we move to a very different area. Font testing is not easy. As with anything visual, it is very hard to say whether a font is correct or not. The approach taken in font testing is to process simple text files using the font. Very often these text files take the form or word lists or syllable pattern lists, but real text is also good.</text:p>
      <text:p text:style-name="Text_20_body">The test mechanism is largely automated. All that needs to happen is that a file with the extension <text:span text:style-name="Source_20_Text">.txt</text:span> be added to the <text:span text:style-name="Source_20_Text">test-suite</text:span> directory and a rebuild forced. The easiest way to do that is to <text:span text:style-name="Source_20_Text">touch</text:span> or modify the project configuration file. When <text:span text:style-name="Source_20_Text">wsi-autotools</text:span> expands its templates, it also collects information about such things as what <text:span text:style-name="Source_20_Text">.txt</text:span> files are in the <text:span text:style-name="Source_20_Text">test-suite</text:span> directory and then it automatically adds rules for them into the <text:span text:style-name="Source_20_Text">Makefile</text:span>.</text:p>
      <text:p text:style-name="Text_20_body"><text:soft-page-break/>This diagram shows what the effect of two special test <text:span text:style-name="Source_20_Text">make</text:span> targets are.</text:p>
      <text:p text:style-name="Text_20_body"><draw:frame draw:style-name="fr4" draw:name="graphics4" text:anchor-type="paragraph" svg:width="5.9728in" svg:height="4.8453in" draw:z-index="3"><draw:image xlink:href="Pictures/2000082500004FB6000040E616E308DE.svm" xlink:type="simple" xlink:show="embed" xlink:actuate="onLoad"/></draw:frame></text:p>
      <text:p text:style-name="Text_20_body">In our initial analysis of this diagram, we will ignore the <text:span text:style-name="Source_20_Text">.htxt</text:span> file and return to that later.</text:p>
      <text:p text:style-name="Text_20_body">For this aspect of the test system to work, XeTeX needs to be installed. For each test, font and technology (<text:span text:style-name="Source_20_Text">ot</text:span> or <text:span text:style-name="Source_20_Text">gr</text:span>), a <text:span text:style-name="Source_20_Text">.tex</text:span> file is created and this is run to produce an intermediate <text:span text:style-name="Source_20_Text">.xdv</text:span> file. This saves re-running <text:span text:style-name="Source_20_Text">XeTeX</text:span> all the time. The most common approac to testing is to generate PDFs of each test which can be visually checked. This is done by typing: <text:span text:style-name="Source_20_Text">make pdfs</text:span></text:p>
      <text:p text:style-name="Text_20_body">This will then build the <text:span text:style-name="Source_20_Text">_TARGET</text:span> fonts and <text:span text:style-name="Source_20_Text">.xdv</text:span> files if they are out of date and then generate the <text:span text:style-name="Source_20_Text">.pdf</text:span> files from those. One common work model is to make a change to a font then rerun <text:span text:style-name="Source_20_Text">make pdfs</text:span> to rebuild the test files. If someone is using Adobe Acrobat Reader, then it is necessary to close the PDF file from a previous test run before rebuilding it, because Acrobat Reader locks the file it is viewing against being written to. Other PDF viewer programs do not have this problem and can even dynamically update their screen when the file changes, which is much more convenient.<text:note text:id="ftn2" text:note-class="footnote"><text:note-citation>2</text:note-citation><text:note-body><text:p text:style-name="Footnote">See <text:a xlink:type="simple" xlink:href="http://pdfreaders.org/">http://pdfreaders.org/</text:a> for suggestions.</text:p></text:note-body></text:note></text:p>
      <text:p text:style-name="Text_20_body"><text:span text:style-name="Source_20_Text">make test</text:span> is used for regression testing. What it does is to do a textual comparison of a textual form of the <text:span text:style-name="Source_20_Text">xdv</text:span> file against one that it considers a standard. This allows one to see if anything has changed since that time. This is not particularly useful if you want changes to happen due to changes in the font. But if you are changing how the build process works and want to be sure it hasn't broken anything, then this can be useful.</text:p>
      <text:p text:style-name="Text_20_body">There is one thing that does need to be added to the project configuration file:</text:p>
      <text:p text:style-name="Preformatted_20_Text">OT_SCRIPT=deva</text:p>
      <text:p text:style-name="Preformatted_20_Text"/>
      <text:p text:style-name="Text_20_body">Since <text:span text:style-name="Source_20_Text">XeTeX</text:span> needs to know which OpenType script tag to use, it needs to be specified in the configuration file. In addition, this variable signals to the system that OpenType testing <text:soft-page-break/>should occur. For example, there is nothing in the <text:span text:style-name="Source_20_Text">SFD</text:span> project to indicate that the fonts have OpenType tables in them.</text:p>
      <text:p text:style-name="Text_20_body">If a font test <text:span text:style-name="Source_20_Text">.txt</text:span> file starts with 3 letters and then _, then <text:span text:style-name="Source_20_Text">wsi-autotools</text:span> will automatically use the 3 letters to specify a language tag to pass when rendering that test file. This way language specific shaping and variation can be tested.</text:p>
      <text:p text:style-name="Text_20_body">In some cases, especially when doing initial testing, it is tedious to enter pure Unicode text. Therefore <text:span text:style-name="Source_20_Text">wsi-autotools</text:span> allows a different extension: <text:span text:style-name="Source_20_Text">.htxt</text:span>. These files are pre-processed such that any strings that start with <text:span text:style-name="Source_20_Text">\u</text:span> and then have 4-6 hex digits after them, will be converted to their corresponding unicode character (in this case output as UTF-8). This makes it much easier to create short test files that address rendering issues.</text:p>
      <text:p text:style-name="Text_20_body">Sometimes it is desireable to run the same tests on extra fonts that are not built by the system. These extra font identifiers can be listed in <text:span text:style-name="Source_20_Text">EXTRA_TEST_FONTS</text:span>. For each of these fonts, the <text:span text:style-name="Source_20_Text">$(v)_TARGET</text:span> must be specified that gives the location of the font file.</text:p>
      <text:h text:style-name="Heading_20_2" text:outline-level="2">Code Insertions</text:h>
      <text:p text:style-name="Text_20_body">The main templates in <text:span text:style-name="Source_20_Text">wsi-autotools</text:span> provide a number of places where the configuration file can add extra commands to be executed in the <text:span text:style-name="Source_20_Text">makefile</text:span>. These are described here.</text:p>
      <text:p text:style-name="Hanging_20_indent"><text:span text:style-name="Source_20_Text"><text:span text:style-name="T2">GDL_INSERT</text:span></text:span><text:span text:style-name="Source_20_Text"><text:span text:style-name="T3">(_GDL, </text:span></text:span><text:span text:style-name="T1">fontid</text:span><text:span text:style-name="Source_20_Text">)</text:span><text:tab/><text:tab/>This insert is executed just before <text:span text:style-name="Source_20_Text">grcompiler</text:span>, as the Graphite code is being compiled. The first parameter is the GDL file and the second the current font identifier.</text:p>
      <text:p text:style-name="Hanging_20_indent"><text:span text:style-name="Source_20_Text"><text:span text:style-name="T2">LEG_INSERT</text:span></text:span><text:span text:style-name="Source_20_Text"><text:span text:style-name="T3">(_SRC, _AP, </text:span></text:span><text:span text:style-name="T1">fontid</text:span><text:span text:style-name="Source_20_Text">)</text:span><text:tab/>This insert is executed just after <text:span text:style-name="Source_20_Text">ttfbuilder</text:span> is run and is passed the resulting font (<text:span text:style-name="Source_20_Text">_SRC</text:span>) from <text:span text:style-name="Source_20_Text">ttfbuilder</text:span>, and the generated attachment point database. The final parameter is the current font identifier.</text:p>
      <text:p text:style-name="Hanging_20_indent"><text:span text:style-name="Source_20_Text"><text:span text:style-name="T2">LEG_SFD_INSERT</text:span></text:span><text:span text:style-name="Source_20_Text"><text:span text:style-name="T3">(_SFD, </text:span></text:span><text:span text:style-name="T1">fontid</text:span><text:span text:style-name="Source_20_Text">)</text:span><text:tab/>This insert is executed after the <text:span text:style-name="Source_20_Text">SFD</text:span> file has been created from <text:span text:style-name="Source_20_Text">ttfbuilder</text:span> and <text:span text:style-name="Source_20_Text">fontforge</text:span> and after the possibly existing <text:span text:style-name="Source_20_Text">SFD</text:span> has been merged in. That is the <text:span text:style-name="Source_20_Text">SFD</text:span> file is in its final form before being passed to this insertion. The first parameter is the <text:span text:style-name="Source_20_Text">SFD</text:span> file and the second the current font identifier.</text:p>
      <text:p text:style-name="Hanging_20_indent"><text:span text:style-name="Source_20_Text"><text:span text:style-name="T2">LEG_XML_INSERT</text:span></text:span><text:span text:style-name="Source_20_Text"><text:span text:style-name="T3">(</text:span></text:span><text:span text:style-name="T1">xml</text:span><text:span text:style-name="Source_20_Text">, </text:span><text:span text:style-name="T1">fontid</text:span><text:span text:style-name="Source_20_Text">)</text:span><text:tab/>This insert is executed just before <text:span text:style-name="Source_20_Text">ttfbuilder</text:span> is run. It is to allow configuration of the XML file. For font specific <text:span text:style-name="Source_20_Text">XML</text:span> configuration files, if a variable <text:span text:style-name="T1">fontid</text:span><text:span text:style-name="Source_20_Text">_LEG_XML</text:span> is declared, it will take precedence over <text:span text:style-name="Source_20_Text">MASTER_XML</text:span>. The value for <text:span text:style-name="Source_20_Text">MASTER_XML</text:span> is passed as the first parameter.</text:p>
      <text:p text:style-name="Hanging_20_indent"><text:span text:style-name="Source_20_Text"><text:span text:style-name="T2">MAKE_GDL_INSERT</text:span></text:span><text:span text:style-name="Source_20_Text"><text:span text:style-name="T3">(_SRC, AP, </text:span></text:span><text:span text:style-name="T1">fontid</text:span><text:span text:style-name="Source_20_Text">)</text:span><text:tab/>This insert is executed just before <text:span text:style-name="Source_20_Text">make_gdl</text:span>. It is passed the current <text:span text:style-name="Source_20_Text">_SRC</text:span> font TTF file, a corresponding attachment point database and the current font identifier.</text:p>
      <text:p text:style-name="Hanging_20_indent"><text:span text:style-name="Source_20_Text"><text:span text:style-name="T2">MAKE_VOLT_INSERT</text:span></text:span><text:span text:style-name="Source_20_Text"><text:span text:style-name="T3">(_SRC, AP, </text:span></text:span><text:span text:style-name="T1">fontid</text:span><text:span text:style-name="Source_20_Text">)</text:span><text:tab/>This insert is executed just before <text:span text:style-name="Source_20_Text">make_volt</text:span>. It is passed the current <text:span text:style-name="Source_20_Text">_SRC</text:span> font TTF file, a corresponding attachment point database and the current font identifier.</text:p>
      <text:p text:style-name="Hanging_20_indent"><text:span text:style-name="Source_20_Text"><text:span text:style-name="T2">SFD_INSERT</text:span></text:span><text:span text:style-name="Source_20_Text"><text:span text:style-name="T3">(_SFD, </text:span></text:span><text:span text:style-name="T1">fontid</text:span><text:span text:style-name="Source_20_Text">)</text:span><text:tab/><text:tab/>This insert is executed just before the <text:span text:style-name="Source_20_Text">SFD</text:span> file is generated into a TTF font file. The first parameter is the <text:span text:style-name="Source_20_Text">SFD</text:span> file and the second, the current font identifier.</text:p>
      <text:h text:style-name="Heading_20_2" text:outline-level="2"><text:s/>Adding Extra Targets</text:h>
      <text:p text:style-name="Text_20_body">Since <text:span text:style-name="Source_20_Text">wsi-autotools</text:span> is merely a templating system, it is possible to add extra targets and dependencies to the generated <text:span text:style-name="Source_20_Text">Makefile</text:span>. This allows for near complete user control over the build process and whatever else a user may want their <text:span text:style-name="Source_20_Text">Makefile</text:span> to do. In this section we examine some of the ways in which extra <text:span text:style-name="Source_20_Text">make</text:span> targets can be added.</text:p>
      <text:h text:style-name="Heading_20_3" text:outline-level="3"><text:soft-page-break/>Top Level Targets</text:h>
      <text:p text:style-name="Text_20_body">The <text:span text:style-name="Source_20_Text">EXTRA_RULES</text:span> variable is simply expanded at the top level in the <text:span text:style-name="Source_20_Text">Makefile</text:span>. So it is possible to add extra top level targets, rules and actions according to the <text:span text:style-name="Source_20_Text">make</text:span> language. Remember that action lines <text:span text:style-name="T2">must</text:span><text:span text:style-name="T3"> start with a true </text:span><text:span text:style-name="Source_20_Text"><text:span text:style-name="T3">tab</text:span></text:span> character. In addition, a top level target may be turned into a default target by listing it, space separated, in <text:span text:style-name="Source_20_Text">EXTRA_TARGETS</text:span>.</text:p>
      <text:p text:style-name="Text_20_body">There is an extra variable <text:span text:style-name="Source_20_Text">TESTS_EXTRA</text:span> which expands to rules and actions that apply at the top level.<office:annotation><dc:creator>Martin Hosken</dc:creator><dc:date>2009-08-12T15:44:02</dc:date><text:p><text:span text:style-name="T5">Which seems rather unhelpful and redundant. What's needed is a per font/test extra targets</text:span></text:p></office:annotation></text:p>
      <text:h text:style-name="Heading_20_3" text:outline-level="3">Per Font Targets</text:h>
      <text:p text:style-name="Text_20_body">Another level where it is helpful to be able to add targets, rules and actions is at the level of each font. If the same information is to be expanded for each font, then it should be set in the <text:span text:style-name="Source_20_Text">ΕΧΤΡΑ_RULES_FONT</text:span> variable. Note that the variable <text:span text:style-name="Source_20_Text">$(v)</text:span> expands to the font identifier when this variable is expanded. In addition there is a per font set of extra rules too: <text:line-break/><text:span text:style-name="Source_20_Text">$(v)_EXTRA_RULES</text:span>. </text:p>
      <text:p text:style-name="Text_20_body">For further details on how <text:span text:style-name="Source_20_Text">wsi-autotools</text:span> works in this area, look at <text:line-break/><text:span text:style-name="Source_20_Text">$(</text:span><text:span text:style-name="Source_20_Text"><text:span text:style-name="T4">TEMPLATE_DIR)/system.cfg</text:span></text:span> which is written to use the <text:span text:style-name="Source_20_Text">autosub</text:span> template expansion langu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ucida Sans" svg:font-family="'Lucida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Times"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Gentium Book Basic" fo:font-size="11pt" style:font-name-asian="DejaVu Serif" style:font-size-asian="11pt" style:font-size-complex="11pt"/>
    </style:style>
    <style:style style:name="Heading" style:family="paragraph" style:parent-style-name="Standard" style:next-style-name="Text_20_body" style:class="text">
      <style:paragraph-properties fo:margin-left="0in" fo:margin-right="0in" fo:margin-top="0.1665in" fo:margin-bottom="0.0835in" fo:text-indent="-0.5in" style:auto-text-indent="false" fo:keep-with-next="always">
        <style:tab-stops/>
      </style:paragraph-properties>
      <style:text-properties style:font-name="Lucida Sans" fo:font-size="13pt" style:font-name-asian="DejaVu Sans" style:font-size-asian="13pt" style:font-name-complex="Tahoma" style:font-size-complex="13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in" fo:margin-bottom="0.0799in" fo:text-indent="-0.3154in"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margin-top="0.25in" fo:margin-bottom="0.0799in" fo:keep-together="always" fo:text-indent="0in" style:auto-text-indent="false" style:page-number="auto" fo:background-color="transparent" text:number-lines="false" text:line-number="0">
        <style:tab-stops/>
        <style:background-image/>
      </style:paragraph-properties>
      <style:text-properties fo:font-size="13pt" fo:font-style="oblique" fo:font-weight="100" style:font-size-asian="13pt" style:font-style-asian="italic" style:font-weight-asian="normal" style:font-size-complex="13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style:page-number="auto" fo:background-color="transparent" style:shadow="none" text:number-lines="false" text:line-number="0">
        <style:tab-stops/>
        <style:background-image/>
      </style:paragraph-properties>
      <style:text-properties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master-page-name="">
      <style:paragraph-properties fo:margin-left="0in" fo:margin-right="0in"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bold" style:font-size-asian="14pt" style:font-style-asian="normal" style:font-size-complex="14pt" style:font-style-complex="normal" style:font-weight-complex="bold"/>
    </style:style>
    <style:style style:name="Preformatted_20_Text" style:display-name="Preformatted Text" style:family="paragraph" style:parent-style-name="Standard" style:class="html">
      <style:paragraph-properties fo:margin-left="0.0783in" fo:margin-right="0in" fo:margin-top="0in" fo:margin-bottom="0in" fo:text-indent="0in" style:auto-text-indent="false"/>
      <style:text-properties style:font-name="DejaVu Sans Mono" fo:font-size="9pt" style:font-name-asian="DejaVu Sans Mono" style:font-size-asian="9pt" style:font-name-complex="DejaVu Sans Mono"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Lines" style:display-name="Preformatted Lines" style:family="paragraph" style:parent-style-name="Preformatted_20_Text" style:master-page-name="">
      <style:paragraph-properties fo:line-height="0.1535in" style:page-number="auto" text:number-lines="tru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Source_20_Text" style:display-name="Source Text" style:family="text">
      <style:text-properties style:font-name="DejaVu Sans Mono" fo:font-size="9pt" style:font-name-asian="DejaVu Sans Mono" style:font-size-asian="9pt" style:font-name-complex="DejaVu Sans Mono" style:font-size-complex="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Sections">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2701in" fo:page-height="11.6902in" style:num-format="1" style:print-orientation="portrait" fo:margin-top="0.7874in" fo:margin-bottom="0.7874in" fo:margin-left="1.5098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1T14:00:54</meta:creation-date>
    <meta:editing-duration>PT31H50M55S</meta:editing-duration>
    <meta:editing-cycles>49</meta:editing-cycles>
    <meta:generator>OpenOffice.org/3.0$Unix OpenOffice.org_project/300m15$Build-9379</meta:generator>
    <dc:date>2009-08-21T16:11:16</dc:date>
    <dc:creator>Martin Hosken</dc:creator>
    <meta:printed-by>Martin Hosken</meta:printed-by>
    <meta:print-date>2009-08-21T14:43:19</meta:print-date>
    <meta:document-statistic meta:character-count="31868" meta:image-count="4" meta:object-count="0" meta:page-count="15" meta:paragraph-count="266" meta:table-count="2" meta:word-count="5201"/>
    <meta:user-defined meta:name="Info 1"/>
    <meta:user-defined meta:name="Info 2"/>
    <meta:user-defined meta:name="Info 3"/>
    <meta:user-defined meta:name="Info 4"/>
  </office:meta>
</office:document-meta>
</file>